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paragraph-rsid="001ff48a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paragraph-rsid="00235555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fo:font-weight="bold" officeooo:paragraph-rsid="001ff48a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fo:language="zxx" fo:country="none" fo:font-weight="normal" officeooo:paragraph-rsid="001ff48a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text-properties fo:language="zxx" fo:country="none" fo:font-weight="normal" officeooo:paragraph-rsid="0021d91c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text-properties fo:language="zxx" fo:country="none" fo:font-style="italic" fo:font-weight="bold" officeooo:paragraph-rsid="0021d91c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" style:family="text">
      <style:text-properties officeooo:rsid="001ff48a"/>
    </style:style>
    <style:style style:name="T2" style:family="text">
      <style:text-properties fo:font-size="15pt" fo:font-style="italic" style:text-underline-style="solid" style:text-underline-width="auto" style:text-underline-color="font-color" fo:font-weight="bold" officeooo:rsid="001ff48a" style:font-size-asian="15pt" style:font-style-asian="italic" style:font-weight-asian="bold" style:font-size-complex="15pt" style:font-style-complex="italic" style:font-weight-complex="bold"/>
    </style:style>
    <style:style style:name="T3" style:family="text">
      <style:text-properties officeooo:rsid="0021d91c"/>
    </style:style>
    <style:style style:name="T4" style:family="text">
      <style:text-properties officeooo:rsid="00235555"/>
    </style:style>
    <style:style style:name="T5" style:family="text">
      <style:text-properties officeooo:rsid="00247c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<text:tab/><text:tab/><text:tab/><text:tab/></text:span><text:span text:style-name="T2">Arbeitsrecht</text:span></text:p>
      <text:p text:style-name="P1"><text:span text:style-name="T1"/></text:p>
      <text:p text:style-name="P3"><text:span text:style-name="T1">1. Der Einzelarbeitsvertrag</text:span></text:p>
      <text:p text:style-name="P3"><text:span text:style-name="T1"/></text:p>
      <text:p text:style-name="P4"><text:span text:style-name="T1">Bevor es zu einem Vertragsabschluss kommt, gehen häufig die Bewerbung</text:span></text:p>
      <text:p text:style-name="P4"><text:span text:style-name="T1"/></text:p>
      <text:p text:style-name="P4"><text:span text:style-name="T1"/></text:p>
      <text:p text:style-name="P4"><text:span text:style-name="T1">Schriftliche Bewerbungen enthalten folgende Unterlagen:</text:span></text:p>
      <text:p text:style-name="P4"><text:span text:style-name="T1"/></text:p>
      <text:p text:style-name="P4"><text:span text:style-name="T1"><text:tab/>· Bewebungsschreiben (warum, Qualifikationen, Ziele)</text:span></text:p>
      <text:p text:style-name="P4"><text:span text:style-name="T1"><text:tab/>· Lebenslauf (tabellarisch, wenn nicht anders gefordert)</text:span></text:p>
      <text:p text:style-name="P4"><text:span text:style-name="T1"><text:tab/>· Lichtbild (mit Namen auf der Rückseite)</text:span></text:p>
      <text:p text:style-name="P4"><text:span text:style-name="T1"><text:tab/>· Zeugnisse (aktuelles Abschlusszeugnis und Qualifikationsnachweise)</text:span></text:p>
      <text:p text:style-name="P4"><text:span text:style-name="T1"/></text:p>
      <text:p text:style-name="P4"><text:span text:style-name="T1"/></text:p>
      <text:p text:style-name="P6"><text:span text:style-name="T3">und ein Vorstellungsgespräch</text:span></text:p>
      <text:p text:style-name="P5"><text:span text:style-name="T3"/></text:p>
      <text:p text:style-name="P5"><text:span text:style-name="T3">hier will der Arbeitgeber einen persönlichen Eindruck vom Bewerber gewinnen, um festzustellen, ob dieser für den zu besetzenden Arbeitsplatz geeignet ist.</text:span></text:p>
      <text:p text:style-name="P5"><text:span text:style-name="T3"/></text:p>
      <text:p text:style-name="P5"><text:span text:style-name="T3">Wichtig für Bewerber ist eine entsprechende Vorbereitung</text:span></text:p>
      <text:p text:style-name="P5"><text:span text:style-name="T3">(worauf kommt es besonder an, welche Fragen müssen wahrheitsgemäß beantwortet werden und welche nicht)</text:span></text:p>
      <text:p text:style-name="P1"><text:span text:style-name="T1"/></text:p>
      <text:p text:style-name="P1"><text:span text:style-name="T1"/></text:p>
      <text:p text:style-name="P2"><text:span text:style-name="T4">vorraus.</text:span></text:p>
      <text:p text:style-name="P2"><text:span text:style-name="T4">Kommt es zwischen Arbeitsgeber und arbeitnehmer zu einer Übereinstimmung der Intresse, erfolgt der Vertragsabschluss.</text:span></text:p>
      <text:p text:style-name="P2"><text:span text:style-name="T4"/></text:p>
      <text:p text:style-name="P2"><text:span text:style-name="T4">1.1 Vertragsabschlus</text:span></text:p>
      <text:p text:style-name="P2"><text:span text:style-name="T4"/></text:p>
      <text:p text:style-name="P2"><text:span text:style-name="T4">=&gt;<text:tab/>möglich nur durch Abgabe von Lohnsteuerkarte, Versicherungsnachweis, eventuell <text:tab/>Zeugnisse.</text:span></text:p>
      <text:p text:style-name="P2"><text:span text:style-name="T4">=&gt; <text:tab/>sinnvoll schriftlich (gesetzlicher Anspruch des Arbeitnehmers)</text:span></text:p>
      <text:p text:style-name="P2"><text:span text:style-name="T4">=&gt; <text:tab/>Mindestreglungen von Bestimmungen und Vereinbarungen (Gesetzte, Tarifverträge, <text:s text:c="3"/><text:tab/> <text:s text:c="4"/><text:tab/>Betriebsvereinbarungen) dürfen nicht unterschritten werden.</text:span></text:p>
      <text:p text:style-name="P2"><text:span text:style-name="T4">=&gt;<text:tab/>Mindestinhalte:</text:span></text:p>
      <text:p text:style-name="P2"><text:span text:style-name="T4"/></text:p>
      <text:p text:style-name="P2"><text:span text:style-name="T4"><text:tab/><text:tab/><text:tab/><text:tab/>- </text:span><text:span text:style-name="T5">Vertragspartein</text:span></text:p>
      <text:p text:style-name="P2"><text:span text:style-name="T5"><text:tab/><text:tab/><text:tab/><text:tab/>- Beginn des Arbeitsverhältnisses</text:span></text:p>
      <text:p text:style-name="P2"><text:span text:style-name="T5"><text:tab/><text:tab/><text:tab/><text:tab/>- Arbeitsort</text:span></text:p>
      <text:p text:style-name="P2"><text:span text:style-name="T5"><text:tab/><text:tab/><text:tab/><text:tab/>- Tätigkeit</text:span></text:p>
      <text:p text:style-name="P2"><text:span text:style-name="T5"><text:tab/><text:tab/><text:tab/><text:tab/>- Lohn</text:span></text:p>
      <text:p text:style-name="P2"><text:span text:style-name="T5"><text:tab/><text:tab/><text:tab/><text:tab/>- Arbeitszeit</text:span></text:p>
      <text:p text:style-name="P2"><text:span text:style-name="T5"><text:tab/><text:tab/><text:tab/><text:tab/>- Urlaub</text:span></text:p>
      <text:p text:style-name="P2"><text:span text:style-name="T5"><text:tab/><text:tab/><text:tab/><text:tab/>- Kündigungsfristen</text:span></text:p>
      <text:p text:style-name="P2"><text:span text:style-name="T5"><text:tab/><text:tab/><text:tab/><text:tab/>- Nebentätigkeiten</text:span></text:p>
      <text:p text:style-name="P2"><text:span text:style-name="T5"><text:tab/><text:tab/><text:tab/><text:tab/>- Probezei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5T14:16:15.003360498</meta:creation-date>
    <dc:date>2013-06-25T14:45:57.373908226</dc:date>
    <meta:editing-duration>PT26M48S</meta:editing-duration>
    <meta:editing-cycles>4</meta:editing-cycles>
    <meta:generator>LibreOfficeDev/4.1.0.0.beta1$Linux_x86 LibreOffice_project/3a2c2d2417101e45fe07cfd8358acf2204a98f3</meta:generator>
    <meta:document-statistic meta:table-count="0" meta:image-count="0" meta:object-count="0" meta:page-count="1" meta:paragraph-count="29" meta:word-count="160" meta:character-count="1391" meta:non-whitespace-character-count="1198"/>
  </office:meta>
</office:document-meta>
</file>